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04cm" draw:marker-start="Arrow" draw:marker-start-width="0.2cm" draw:marker-end="Arrow" draw:marker-end-width="0.195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195cm" draw:fill="none" draw:textarea-vertical-align="middle" fo:padding-top="0.145cm" fo:padding-bottom="0.145cm" fo:padding-left="0.27cm" fo:padding-right="0.27cm"/>
    </style:style>
    <style:style style:name="gr3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draw:marker-start="" draw:marker-start-width="0.2cm" draw:marker-end="Arrow" draw:marker-end-width="0.195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784cm" svg:y1="2.6cm" svg:x2="4.184cm" svg:y2="2.6cm">
          <text:p/>
        </draw:line>
        <draw:line draw:style-name="gr2" draw:text-style-name="P1" draw:layer="layout" svg:x1="2.484cm" svg:y1="1.5cm" svg:x2="2.484cm" svg:y2="0.1cm">
          <text:p/>
        </draw:line>
        <draw:frame draw:style-name="gr3" draw:text-style-name="P1" draw:layer="layout" svg:width="0.416cm" svg:height="0.402cm" svg:x="4.484cm" svg:y="1.49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421cm" svg:height="0.402cm" svg:x="2.103cm" svg:y="-0.06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522cm" svg:height="0.402cm" svg:x="1.862cm" svg:y="2.69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" draw:layer="layout" svg:width="3.4cm" svg:height="1.8cm" svg:x="0.784cm" svg:y="0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484cm" svg:y1="1.5cm" svg:x2="4.684cm" svg:y2="1.5cm">
          <text:p/>
        </draw:line>
        <draw:line draw:style-name="gr1" draw:text-style-name="P1" draw:layer="layout" svg:x1="0.584cm" svg:y1="2.4cm" svg:x2="0.584cm" svg:y2="0.6cm">
          <text:p/>
        </draw:line>
        <draw:frame draw:style-name="gr3" draw:text-style-name="P1" draw:layer="layout" svg:width="1.522cm" svg:height="0.402cm" draw:transform="rotate (1.5707963267949) translate (0.082cm 2.222cm)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3.2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15T14:12:13.387359127</dc:date>
    <meta:editing-duration>PT20M31S</meta:editing-duration>
    <meta:editing-cycles>8</meta:editing-cycles>
    <meta:generator>LibreOffice/4.2.8.2$Linux_X86_64 LibreOffice_project/420m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style mathvariant="monospace">
      <mtext>x</mtext>
    </mstyle>
    <annotation encoding="StarMath 5.0">font fixed "x"</annotation>
  </semantics>
</math>
</file>

<file path=Object 2/content.xml><?xml version="1.0" encoding="utf-8"?>
<math xmlns="http://www.w3.org/1998/Math/MathML" display="block">
  <semantics>
    <mstyle mathvariant="monospace">
      <mtext>y</mtext>
    </mstyle>
    <annotation encoding="StarMath 5.0">font fixed "y"</annotation>
  </semantics>
</math>
</file>

<file path=Object 3/content.xml><?xml version="1.0" encoding="utf-8"?>
<math xmlns="http://www.w3.org/1998/Math/MathML" display="block">
  <semantics>
    <mrow>
      <mstyle mathvariant="monospace">
        <mtext>side_y</mtext>
      </mstyle>
      <mtext/>
    </mrow>
    <annotation encoding="StarMath 5.0">font fixed "side_y"
"</annotation>
  </semantics>
</math>
</file>

<file path=Object 4/content.xml><?xml version="1.0" encoding="utf-8"?>
<math xmlns="http://www.w3.org/1998/Math/MathML" display="block">
  <semantics>
    <mrow>
      <mstyle mathvariant="monospace">
        <mtext>side_x</mtext>
      </mstyle>
      <mtext/>
    </mrow>
    <annotation encoding="StarMath 5.0">font fixed "side_x"
"</annotation>
  </semantics>
</math>
</file>